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b7e5a" officeooo:paragraph-rsid="000b7e5a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bold" officeooo:rsid="000b7e5a" officeooo:paragraph-rsid="000b7e5a" style:font-weight-asian="bold" style:font-weight-complex="bold"/>
    </style:style>
    <style:style style:name="P5" style:family="paragraph" style:parent-style-name="Standard">
      <style:text-properties style:font-name="Arial" fo:font-weight="bold" officeooo:rsid="000bdeb5" officeooo:paragraph-rsid="000bdeb5" style:font-weight-asian="bold" style:font-weight-complex="bold"/>
    </style:style>
    <style:style style:name="P6" style:family="paragraph" style:parent-style-name="Standard">
      <style:text-properties style:font-name="Arial" fo:font-weight="bold" officeooo:rsid="000f9586" officeooo:paragraph-rsid="000f9586" style:font-weight-asian="bold" style:font-weight-complex="bold"/>
    </style:style>
    <style:style style:name="P7" style:family="paragraph" style:parent-style-name="Standard">
      <style:text-properties style:font-name="Arial" fo:font-weight="bold" officeooo:rsid="000f9586" officeooo:paragraph-rsid="00175294" style:font-weight-asian="bold" style:font-weight-complex="bold"/>
    </style:style>
    <style:style style:name="P8" style:family="paragraph" style:parent-style-name="Standard">
      <style:text-properties style:font-name="Arial" fo:font-weight="bold" officeooo:rsid="0010c3e6" officeooo:paragraph-rsid="0010c3e6" style:font-weight-asian="bold" style:font-weight-complex="bold"/>
    </style:style>
    <style:style style:name="P9" style:family="paragraph" style:parent-style-name="Standard">
      <style:text-properties style:font-name="Arial" fo:font-weight="bold" officeooo:rsid="001108cd" officeooo:paragraph-rsid="00175294" style:font-weight-asian="bold" style:font-weight-complex="bold"/>
    </style:style>
    <style:style style:name="P10" style:family="paragraph" style:parent-style-name="Standard">
      <style:text-properties style:font-name="Arial" fo:font-weight="bold" officeooo:rsid="001cb2a3" officeooo:paragraph-rsid="001cb2a3" style:font-weight-asian="bold" style:font-weight-complex="bold"/>
    </style:style>
    <style:style style:name="P11" style:family="paragraph" style:parent-style-name="Standard">
      <style:text-properties style:font-name="Arial" fo:font-weight="bold" officeooo:rsid="00175294" officeooo:paragraph-rsid="00175294" style:font-weight-asian="bold" style:font-weight-complex="bold"/>
    </style:style>
    <style:style style:name="P12" style:family="paragraph" style:parent-style-name="Standard">
      <style:text-properties style:font-name="Arial" fo:font-weight="normal" officeooo:rsid="000bdeb5" officeooo:paragraph-rsid="000bdeb5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bdeb5" officeooo:paragraph-rsid="001787bf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db3ba" officeooo:paragraph-rsid="000db3ba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db3ba" officeooo:paragraph-rsid="00175294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db3ba" officeooo:paragraph-rsid="001787bf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0f9586" officeooo:paragraph-rsid="000f9586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0f9586" officeooo:paragraph-rsid="00175294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10c3e6" officeooo:paragraph-rsid="0010c3e6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0ddcde" officeooo:paragraph-rsid="0010c3e6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0ddcde" officeooo:paragraph-rsid="00117eb0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0ddcde" officeooo:paragraph-rsid="00175294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0ddcde" officeooo:paragraph-rsid="001787bf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175294" officeooo:paragraph-rsid="00175294" style:font-weight-asian="normal" style:font-weight-complex="normal"/>
    </style:style>
    <style:style style:name="P25" style:family="paragraph" style:parent-style-name="Standard">
      <style:text-properties style:font-name="Arial" officeooo:rsid="000bdeb5" officeooo:paragraph-rsid="0012a271"/>
    </style:style>
    <style:style style:name="P26" style:family="paragraph" style:parent-style-name="Standard">
      <style:text-properties style:font-name="Arial" officeooo:rsid="000ddcde" officeooo:paragraph-rsid="000ddcde"/>
    </style:style>
    <style:style style:name="P27" style:family="paragraph" style:parent-style-name="Standard">
      <style:text-properties style:font-name="Arial" officeooo:rsid="000ddcde" officeooo:paragraph-rsid="0010c3e6"/>
    </style:style>
    <style:style style:name="P28" style:family="paragraph" style:parent-style-name="Standard">
      <style:text-properties style:font-name="Arial" officeooo:rsid="000f9586" officeooo:paragraph-rsid="00195ce2"/>
    </style:style>
    <style:style style:name="P29" style:family="paragraph" style:parent-style-name="Standard">
      <style:text-properties officeooo:paragraph-rsid="000ddcde"/>
    </style:style>
    <style:style style:name="P30" style:family="paragraph" style:parent-style-name="Standard">
      <style:text-properties officeooo:paragraph-rsid="0010c3e6"/>
    </style:style>
    <style:style style:name="P31" style:family="paragraph" style:parent-style-name="Standard">
      <style:text-properties officeooo:rsid="0010c3e6" officeooo:paragraph-rsid="0010c3e6"/>
    </style:style>
    <style:style style:name="P32" style:family="paragraph" style:parent-style-name="Standard">
      <style:text-properties officeooo:rsid="001108cd" officeooo:paragraph-rsid="00195ce2"/>
    </style:style>
    <style:style style:name="P33" style:family="paragraph" style:parent-style-name="Standard">
      <style:text-properties officeooo:paragraph-rsid="00175294"/>
    </style:style>
    <style:style style:name="P34" style:family="paragraph" style:parent-style-name="Standard">
      <style:text-properties officeooo:paragraph-rsid="001787bf"/>
    </style:style>
    <style:style style:name="P35" style:family="paragraph" style:parent-style-name="Text_20_body">
      <style:text-properties officeooo:paragraph-rsid="000b7e5a"/>
    </style:style>
    <style:style style:name="P36" style:family="paragraph" style:parent-style-name="Title">
      <style:text-properties style:font-name="Arial" officeooo:rsid="000b7e5a" officeooo:paragraph-rsid="000b7e5a"/>
    </style:style>
    <style:style style:name="P37" style:family="paragraph" style:parent-style-name="Heading_20_1">
      <style:text-properties style:font-name="Arial" officeooo:rsid="000b7e5a" officeooo:paragraph-rsid="000b7e5a"/>
    </style:style>
    <style:style style:name="P38" style:family="paragraph" style:parent-style-name="Heading_20_1">
      <style:text-properties style:font-name="Arial" officeooo:rsid="00163b25" officeooo:paragraph-rsid="00163b25"/>
    </style:style>
    <style:style style:name="P39" style:family="paragraph" style:parent-style-name="Heading_20_1">
      <style:text-properties style:font-name="Arial" officeooo:rsid="00163b25" officeooo:paragraph-rsid="00205a14"/>
    </style:style>
    <style:style style:name="P40" style:family="paragraph" style:parent-style-name="Heading_20_1">
      <style:text-properties style:font-name="Arial" officeooo:rsid="00175294" officeooo:paragraph-rsid="0022df4b"/>
    </style:style>
    <style:style style:name="P41" style:family="paragraph" style:parent-style-name="Heading_20_1">
      <style:text-properties style:font-name="Arial" officeooo:rsid="00175294" officeooo:paragraph-rsid="0022e270"/>
    </style:style>
    <style:style style:name="P42" style:family="paragraph" style:parent-style-name="Heading_20_1">
      <style:text-properties style:font-name="Arial" officeooo:rsid="00195ce2" officeooo:paragraph-rsid="00205a14"/>
    </style:style>
    <style:style style:name="P43" style:family="paragraph" style:parent-style-name="Heading_20_1">
      <style:text-properties style:font-name="Arial" officeooo:rsid="001a0223" officeooo:paragraph-rsid="002120a5"/>
    </style:style>
    <style:style style:name="P44" style:family="paragraph" style:parent-style-name="Heading_20_1">
      <style:text-properties style:font-name="Arial" officeooo:rsid="001b117a" officeooo:paragraph-rsid="002120a5"/>
    </style:style>
    <style:style style:name="P45" style:family="paragraph" style:parent-style-name="Heading_20_1">
      <style:text-properties style:font-name="Arial" fo:font-weight="bold" officeooo:rsid="001cb2a3" officeooo:paragraph-rsid="00205a14" style:font-weight-asian="bold" style:font-weight-complex="bold"/>
    </style:style>
    <style:style style:name="P46" style:family="paragraph" style:parent-style-name="Heading_20_1">
      <style:text-properties style:font-name="Arial" fo:font-weight="bold" officeooo:rsid="001cb2a3" officeooo:paragraph-rsid="0022e270" style:font-weight-asian="bold" style:font-weight-complex="bold"/>
    </style:style>
    <style:style style:name="P47" style:family="paragraph" style:parent-style-name="Heading_20_1">
      <style:text-properties style:font-name="Arial" fo:font-weight="bold" officeooo:rsid="001d9062" officeooo:paragraph-rsid="0022e270" style:font-weight-asian="bold" style:font-weight-complex="bold"/>
    </style:style>
    <style:style style:name="P48" style:family="paragraph" style:parent-style-name="Heading_20_1">
      <style:text-properties style:font-name="Arial" fo:font-size="12pt" officeooo:rsid="00163b25" officeooo:paragraph-rsid="00205a14" style:font-size-asian="12pt" style:font-size-complex="12pt"/>
    </style:style>
    <style:style style:name="P49" style:family="paragraph" style:parent-style-name="Heading_20_1">
      <style:text-properties officeooo:paragraph-rsid="000f9586"/>
    </style:style>
    <style:style style:name="P50" style:family="paragraph" style:parent-style-name="Heading_20_1">
      <style:text-properties officeooo:paragraph-rsid="00205a14"/>
    </style:style>
    <style:style style:name="P51" style:family="paragraph" style:parent-style-name="Standard">
      <style:text-properties style:font-name="Arial" officeooo:rsid="000f9586" officeooo:paragraph-rsid="000b7e5a"/>
    </style:style>
    <style:style style:name="P52" style:family="paragraph" style:parent-style-name="Standard">
      <style:text-properties style:font-name="Arial" officeooo:rsid="000f9586" officeooo:paragraph-rsid="00205a14"/>
    </style:style>
    <style:style style:name="P53" style:family="paragraph" style:parent-style-name="Standard">
      <style:text-properties style:font-name="Arial" officeooo:rsid="000f9586" officeooo:paragraph-rsid="002120a5"/>
    </style:style>
    <style:style style:name="P54" style:family="paragraph" style:parent-style-name="Standard">
      <style:text-properties style:font-name="Arial" officeooo:rsid="000f9586" officeooo:paragraph-rsid="0022df4b"/>
    </style:style>
    <style:style style:name="P55" style:family="paragraph" style:parent-style-name="Standard">
      <style:text-properties style:font-name="Arial" officeooo:rsid="000f9586" officeooo:paragraph-rsid="0022e270"/>
    </style:style>
    <style:style style:name="P56" style:family="paragraph" style:parent-style-name="Standard">
      <style:text-properties style:font-name="Arial" fo:font-weight="normal" officeooo:rsid="000f9586" officeooo:paragraph-rsid="000f9586" style:font-weight-asian="normal" style:font-weight-complex="normal"/>
    </style:style>
    <style:style style:name="P57" style:family="paragraph" style:parent-style-name="Standard">
      <style:text-properties style:font-name="Arial" fo:font-weight="normal" officeooo:rsid="000f9586" officeooo:paragraph-rsid="00205a14" style:font-weight-asian="normal" style:font-weight-complex="normal"/>
    </style:style>
    <style:style style:name="P58" style:family="paragraph" style:parent-style-name="Standard">
      <style:text-properties style:font-name="Arial" fo:font-weight="normal" officeooo:rsid="000f9586" officeooo:paragraph-rsid="002120a5" style:font-weight-asian="normal" style:font-weight-complex="normal"/>
    </style:style>
    <style:style style:name="P59" style:family="paragraph" style:parent-style-name="Standard">
      <style:text-properties style:font-name="Arial" fo:font-weight="normal" officeooo:rsid="000f9586" officeooo:paragraph-rsid="0012a271" style:font-weight-asian="normal" style:font-weight-complex="normal"/>
    </style:style>
    <style:style style:name="P60" style:family="paragraph" style:parent-style-name="Standard">
      <style:text-properties style:font-name="Arial" fo:font-weight="normal" officeooo:rsid="000f9586" officeooo:paragraph-rsid="0022df4b" style:font-weight-asian="normal" style:font-weight-complex="normal"/>
    </style:style>
    <style:style style:name="P61" style:family="paragraph" style:parent-style-name="Standard">
      <style:text-properties style:font-name="Arial" fo:font-weight="normal" officeooo:rsid="000f9586" officeooo:paragraph-rsid="0022e270" style:font-weight-asian="normal" style:font-weight-complex="normal"/>
    </style:style>
    <style:style style:name="P62" style:family="paragraph" style:parent-style-name="Standard">
      <style:text-properties style:font-name="Arial" fo:font-weight="normal" officeooo:rsid="000ddcde" officeooo:paragraph-rsid="00117eb0" style:font-weight-asian="normal" style:font-weight-complex="normal"/>
    </style:style>
    <style:style style:name="P63" style:family="paragraph" style:parent-style-name="Standard">
      <style:text-properties style:font-name="Arial" fo:font-weight="normal" officeooo:rsid="000ddcde" officeooo:paragraph-rsid="000b7e5a" style:font-weight-asian="normal" style:font-weight-complex="normal"/>
    </style:style>
    <style:style style:name="P64" style:family="paragraph" style:parent-style-name="Standard">
      <style:text-properties style:font-name="Arial" fo:font-weight="normal" officeooo:rsid="000ddcde" officeooo:paragraph-rsid="00205a14" style:font-weight-asian="normal" style:font-weight-complex="normal"/>
    </style:style>
    <style:style style:name="P65" style:family="paragraph" style:parent-style-name="Standard">
      <style:text-properties style:font-name="Arial" fo:font-weight="normal" officeooo:rsid="000ddcde" officeooo:paragraph-rsid="002120a5" style:font-weight-asian="normal" style:font-weight-complex="normal"/>
    </style:style>
    <style:style style:name="P66" style:family="paragraph" style:parent-style-name="Standard">
      <style:text-properties style:font-name="Arial" fo:font-weight="normal" officeooo:rsid="000ddcde" officeooo:paragraph-rsid="0022df4b" style:font-weight-asian="normal" style:font-weight-complex="normal"/>
    </style:style>
    <style:style style:name="P67" style:family="paragraph" style:parent-style-name="Standard">
      <style:text-properties style:font-name="Arial" fo:font-weight="normal" officeooo:rsid="000ddcde" officeooo:paragraph-rsid="0022e270" style:font-weight-asian="normal" style:font-weight-complex="normal"/>
    </style:style>
    <style:style style:name="P68" style:family="paragraph" style:parent-style-name="Standard">
      <style:text-properties style:font-name="Arial" fo:font-weight="normal" officeooo:rsid="000db3ba" officeooo:paragraph-rsid="001eacaa" style:font-weight-asian="normal" style:font-weight-complex="normal"/>
    </style:style>
    <style:style style:name="P69" style:family="paragraph" style:parent-style-name="Standard">
      <style:text-properties style:font-name="Arial" fo:font-weight="normal" officeooo:rsid="000db3ba" officeooo:paragraph-rsid="00205a14" style:font-weight-asian="normal" style:font-weight-complex="normal"/>
    </style:style>
    <style:style style:name="P70" style:family="paragraph" style:parent-style-name="Standard">
      <style:text-properties style:font-name="Arial" fo:font-weight="normal" officeooo:rsid="000db3ba" officeooo:paragraph-rsid="002120a5" style:font-weight-asian="normal" style:font-weight-complex="normal"/>
    </style:style>
    <style:style style:name="P71" style:family="paragraph" style:parent-style-name="Standard">
      <style:text-properties style:font-name="Arial" fo:font-weight="normal" officeooo:rsid="000db3ba" officeooo:paragraph-rsid="0022df4b" style:font-weight-asian="normal" style:font-weight-complex="normal"/>
    </style:style>
    <style:style style:name="P72" style:family="paragraph" style:parent-style-name="Standard">
      <style:text-properties style:font-name="Arial" fo:font-weight="normal" officeooo:rsid="000db3ba" officeooo:paragraph-rsid="0022e270" style:font-weight-asian="normal" style:font-weight-complex="normal"/>
    </style:style>
    <style:style style:name="P73" style:family="paragraph" style:parent-style-name="Standard">
      <style:text-properties style:font-name="Arial" fo:font-weight="normal" officeooo:rsid="000bdeb5" officeooo:paragraph-rsid="001eacaa" style:font-weight-asian="normal" style:font-weight-complex="normal"/>
    </style:style>
    <style:style style:name="P74" style:family="paragraph" style:parent-style-name="Standard">
      <style:text-properties style:font-name="Arial" fo:font-weight="normal" officeooo:rsid="000bdeb5" officeooo:paragraph-rsid="00205a14" style:font-weight-asian="normal" style:font-weight-complex="normal"/>
    </style:style>
    <style:style style:name="P75" style:family="paragraph" style:parent-style-name="Standard">
      <style:text-properties style:font-name="Arial" fo:font-weight="normal" officeooo:rsid="000bdeb5" officeooo:paragraph-rsid="0022e270" style:font-weight-asian="normal" style:font-weight-complex="normal"/>
    </style:style>
    <style:style style:name="P76" style:family="paragraph" style:parent-style-name="Standard">
      <style:text-properties style:font-name="Arial" fo:font-weight="normal" officeooo:rsid="0010c3e6" officeooo:paragraph-rsid="00205a14" style:font-weight-asian="normal" style:font-weight-complex="normal"/>
    </style:style>
    <style:style style:name="P77" style:family="paragraph" style:parent-style-name="Standard">
      <style:text-properties style:font-name="Arial" fo:font-weight="normal" officeooo:rsid="0010c3e6" officeooo:paragraph-rsid="002120a5" style:font-weight-asian="normal" style:font-weight-complex="normal"/>
    </style:style>
    <style:style style:name="P78" style:family="paragraph" style:parent-style-name="Standard">
      <style:text-properties style:font-name="Arial" fo:font-weight="normal" officeooo:rsid="00163b25" officeooo:paragraph-rsid="00205a14" style:font-weight-asian="normal" style:font-weight-complex="normal"/>
    </style:style>
    <style:style style:name="P79" style:family="paragraph" style:parent-style-name="Standard">
      <style:text-properties style:font-name="Arial" fo:font-weight="normal" officeooo:rsid="00163b25" officeooo:paragraph-rsid="002120a5" style:font-weight-asian="normal" style:font-weight-complex="normal"/>
    </style:style>
    <style:style style:name="P80" style:family="paragraph" style:parent-style-name="Standard">
      <style:text-properties style:font-name="Arial" fo:font-weight="normal" officeooo:rsid="00163b25" officeooo:paragraph-rsid="0022df4b" style:font-weight-asian="normal" style:font-weight-complex="normal"/>
    </style:style>
    <style:style style:name="P81" style:family="paragraph" style:parent-style-name="Standard">
      <style:text-properties style:font-name="Arial" fo:font-weight="normal" officeooo:rsid="0016aaed" officeooo:paragraph-rsid="00205a14" style:font-weight-asian="normal" style:font-weight-complex="normal"/>
    </style:style>
    <style:style style:name="P82" style:family="paragraph" style:parent-style-name="Standard">
      <style:text-properties style:font-name="Arial" fo:font-weight="normal" officeooo:rsid="0016aaed" officeooo:paragraph-rsid="002120a5" style:font-weight-asian="normal" style:font-weight-complex="normal"/>
    </style:style>
    <style:style style:name="P83" style:family="paragraph" style:parent-style-name="Standard">
      <style:text-properties style:font-name="Arial" fo:font-weight="normal" officeooo:rsid="0016aaed" officeooo:paragraph-rsid="0022df4b" style:font-weight-asian="normal" style:font-weight-complex="normal"/>
    </style:style>
    <style:style style:name="P84" style:family="paragraph" style:parent-style-name="Standard">
      <style:text-properties style:font-name="Arial" fo:font-weight="normal" officeooo:rsid="00205a14" officeooo:paragraph-rsid="00205a14" style:font-weight-asian="normal" style:font-weight-complex="normal"/>
    </style:style>
    <style:style style:name="P85" style:family="paragraph" style:parent-style-name="Standard">
      <style:text-properties style:font-name="Arial" fo:font-weight="normal" officeooo:rsid="00195ce2" officeooo:paragraph-rsid="00205a14" style:font-weight-asian="normal" style:font-weight-complex="normal"/>
    </style:style>
    <style:style style:name="P86" style:family="paragraph" style:parent-style-name="Standard">
      <style:text-properties style:font-name="Arial" fo:font-weight="normal" officeooo:rsid="00195ce2" officeooo:paragraph-rsid="002120a5" style:font-weight-asian="normal" style:font-weight-complex="normal"/>
    </style:style>
    <style:style style:name="P87" style:family="paragraph" style:parent-style-name="Standard">
      <style:text-properties style:font-name="Arial" fo:font-weight="normal" officeooo:rsid="001a0223" officeooo:paragraph-rsid="00205a14" style:font-weight-asian="normal" style:font-weight-complex="normal"/>
    </style:style>
    <style:style style:name="P88" style:family="paragraph" style:parent-style-name="Standard">
      <style:text-properties style:font-name="Arial" fo:font-weight="normal" officeooo:rsid="001a0223" officeooo:paragraph-rsid="002120a5" style:font-weight-asian="normal" style:font-weight-complex="normal"/>
    </style:style>
    <style:style style:name="P89" style:family="paragraph" style:parent-style-name="Standard">
      <style:text-properties style:font-name="Arial" fo:font-weight="normal" officeooo:rsid="001b117a" officeooo:paragraph-rsid="002120a5" style:font-weight-asian="normal" style:font-weight-complex="normal"/>
    </style:style>
    <style:style style:name="P90" style:family="paragraph" style:parent-style-name="Standard">
      <style:text-properties style:font-name="Arial" fo:font-weight="normal" officeooo:rsid="0022df4b" officeooo:paragraph-rsid="0022df4b" style:font-weight-asian="normal" style:font-weight-complex="normal"/>
    </style:style>
    <style:style style:name="P91" style:family="paragraph" style:parent-style-name="Standard">
      <style:text-properties style:font-name="Arial" fo:font-weight="normal" officeooo:rsid="00175294" officeooo:paragraph-rsid="0022df4b" style:font-weight-asian="normal" style:font-weight-complex="normal"/>
    </style:style>
    <style:style style:name="P92" style:family="paragraph" style:parent-style-name="Standard">
      <style:text-properties style:font-name="Arial" fo:font-weight="normal" officeooo:rsid="00175294" officeooo:paragraph-rsid="0022e270" style:font-weight-asian="normal" style:font-weight-complex="normal"/>
    </style:style>
    <style:style style:name="P93" style:family="paragraph" style:parent-style-name="Standard">
      <style:text-properties style:font-name="Arial" fo:font-weight="bold" officeooo:rsid="001cb2a3" officeooo:paragraph-rsid="001cb2a3" style:font-weight-asian="bold" style:font-weight-complex="bold"/>
    </style:style>
    <style:style style:name="P94" style:family="paragraph" style:parent-style-name="Standard">
      <style:text-properties style:font-name="Arial" fo:font-weight="bold" officeooo:rsid="001cb2a3" officeooo:paragraph-rsid="00205a14" style:font-weight-asian="bold" style:font-weight-complex="bold"/>
    </style:style>
    <style:style style:name="P95" style:family="paragraph" style:parent-style-name="Standard">
      <style:text-properties style:font-name="Arial" fo:font-weight="bold" officeooo:rsid="001cb2a3" officeooo:paragraph-rsid="002120a5" style:font-weight-asian="bold" style:font-weight-complex="bold"/>
    </style:style>
    <style:style style:name="P96" style:family="paragraph" style:parent-style-name="Standard">
      <style:text-properties style:font-name="Arial" fo:font-weight="bold" officeooo:rsid="001cb2a3" officeooo:paragraph-rsid="0022df4b" style:font-weight-asian="bold" style:font-weight-complex="bold"/>
    </style:style>
    <style:style style:name="P97" style:family="paragraph" style:parent-style-name="Standard">
      <style:text-properties style:font-name="Arial" fo:font-weight="bold" officeooo:rsid="001cb2a3" officeooo:paragraph-rsid="0022e270" style:font-weight-asian="bold" style:font-weight-complex="bold"/>
    </style:style>
    <style:style style:name="P98" style:family="paragraph" style:parent-style-name="Standard">
      <style:text-properties style:font-name="Arial" fo:font-weight="bold" officeooo:rsid="001d9062" officeooo:paragraph-rsid="001d9062" style:font-weight-asian="bold" style:font-weight-complex="bold"/>
    </style:style>
    <style:style style:name="P99" style:family="paragraph" style:parent-style-name="Standard">
      <style:text-properties style:font-name="Arial" fo:font-weight="bold" officeooo:rsid="001d9062" officeooo:paragraph-rsid="0022e270" style:font-weight-asian="bold" style:font-weight-complex="bold"/>
    </style:style>
    <style:style style:name="P100" style:family="paragraph" style:parent-style-name="Standard">
      <style:text-properties style:font-name="Arial" fo:font-weight="bold" officeooo:rsid="000f9586" officeooo:paragraph-rsid="00205a14" style:font-weight-asian="bold" style:font-weight-complex="bold"/>
    </style:style>
    <style:style style:name="P101" style:family="paragraph" style:parent-style-name="Standard">
      <style:text-properties style:font-name="Arial" fo:font-weight="bold" officeooo:rsid="000f9586" officeooo:paragraph-rsid="002120a5" style:font-weight-asian="bold" style:font-weight-complex="bold"/>
    </style:style>
    <style:style style:name="P102" style:family="paragraph" style:parent-style-name="Standard">
      <style:text-properties style:font-name="Arial" fo:font-weight="bold" officeooo:rsid="000f9586" officeooo:paragraph-rsid="0022df4b" style:font-weight-asian="bold" style:font-weight-complex="bold"/>
    </style:style>
    <style:style style:name="P103" style:family="paragraph" style:parent-style-name="Standard">
      <style:text-properties style:font-name="Arial" fo:font-weight="bold" officeooo:rsid="000f9586" officeooo:paragraph-rsid="0022e270" style:font-weight-asian="bold" style:font-weight-complex="bold"/>
    </style:style>
    <style:style style:name="P104" style:family="paragraph" style:parent-style-name="Standard">
      <style:text-properties style:font-name="Arial" fo:font-weight="bold" officeooo:rsid="0010c3e6" officeooo:paragraph-rsid="00205a14" style:font-weight-asian="bold" style:font-weight-complex="bold"/>
    </style:style>
    <style:style style:name="P105" style:family="paragraph" style:parent-style-name="Standard">
      <style:text-properties style:font-name="Arial" fo:font-weight="bold" officeooo:paragraph-rsid="00205a14" style:font-weight-asian="bold" style:font-weight-complex="bold"/>
    </style:style>
    <style:style style:name="P106" style:family="paragraph" style:parent-style-name="Standard">
      <style:text-properties style:font-name="Arial" fo:font-weight="bold" officeooo:rsid="00163b25" officeooo:paragraph-rsid="00205a14" style:font-weight-asian="bold" style:font-weight-complex="bold"/>
    </style:style>
    <style:style style:name="P107" style:family="paragraph" style:parent-style-name="Standard">
      <style:text-properties style:font-name="Arial" fo:font-weight="bold" officeooo:rsid="00163b25" officeooo:paragraph-rsid="002120a5" style:font-weight-asian="bold" style:font-weight-complex="bold"/>
    </style:style>
    <style:style style:name="P108" style:family="paragraph" style:parent-style-name="Standard">
      <style:text-properties style:font-name="Arial" fo:font-weight="bold" officeooo:rsid="00195ce2" officeooo:paragraph-rsid="00205a14" style:font-weight-asian="bold" style:font-weight-complex="bold"/>
    </style:style>
    <style:style style:name="P109" style:family="paragraph" style:parent-style-name="Standard">
      <style:text-properties style:font-name="Arial" fo:font-weight="bold" officeooo:rsid="001108cd" officeooo:paragraph-rsid="00205a14" style:font-weight-asian="bold" style:font-weight-complex="bold"/>
    </style:style>
    <style:style style:name="P110" style:family="paragraph" style:parent-style-name="Standard">
      <style:text-properties style:font-name="Arial" fo:font-weight="bold" officeooo:rsid="001108cd" officeooo:paragraph-rsid="002120a5" style:font-weight-asian="bold" style:font-weight-complex="bold"/>
    </style:style>
    <style:style style:name="P111" style:family="paragraph" style:parent-style-name="Standard">
      <style:text-properties style:font-name="Arial" fo:font-weight="bold" officeooo:rsid="001108cd" officeooo:paragraph-rsid="0022df4b" style:font-weight-asian="bold" style:font-weight-complex="bold"/>
    </style:style>
    <style:style style:name="P112" style:family="paragraph" style:parent-style-name="Standard">
      <style:text-properties style:font-name="Arial" fo:font-weight="bold" officeooo:rsid="001108cd" officeooo:paragraph-rsid="0022e270" style:font-weight-asian="bold" style:font-weight-complex="bold"/>
    </style:style>
    <style:style style:name="P113" style:family="paragraph" style:parent-style-name="Standard">
      <style:text-properties style:font-name="Arial" fo:font-weight="bold" officeooo:rsid="001b117a" officeooo:paragraph-rsid="002120a5" style:font-weight-asian="bold" style:font-weight-complex="bold"/>
    </style:style>
    <style:style style:name="P114" style:family="paragraph" style:parent-style-name="Standard">
      <style:text-properties style:font-name="Arial" fo:font-weight="bold" officeooo:rsid="001a0223" officeooo:paragraph-rsid="002120a5" style:font-weight-asian="bold" style:font-weight-complex="bold"/>
    </style:style>
    <style:style style:name="P115" style:family="paragraph" style:parent-style-name="Standard">
      <style:text-properties style:font-name="Arial" fo:font-weight="bold" officeooo:rsid="00175294" officeooo:paragraph-rsid="0022df4b" style:font-weight-asian="bold" style:font-weight-complex="bold"/>
    </style:style>
    <style:style style:name="P116" style:family="paragraph" style:parent-style-name="Standard">
      <style:text-properties style:font-name="Arial" fo:font-weight="bold" officeooo:rsid="00175294" officeooo:paragraph-rsid="0022e270" style:font-weight-asian="bold" style:font-weight-complex="bold"/>
    </style:style>
    <style:style style:name="P117" style:family="paragraph" style:parent-style-name="Standard">
      <style:text-properties style:font-name="Arial" fo:font-weight="bold" officeooo:paragraph-rsid="0022df4b" style:font-weight-asian="bold" style:font-weight-complex="bold"/>
    </style:style>
    <style:style style:name="P118" style:family="paragraph" style:parent-style-name="Standard">
      <style:text-properties style:font-name="Arial" officeooo:rsid="000ddcde" officeooo:paragraph-rsid="001787bf"/>
    </style:style>
    <style:style style:name="P119" style:family="paragraph" style:parent-style-name="Standard">
      <style:text-properties style:font-name="Arial" officeooo:rsid="000b7e5a" officeooo:paragraph-rsid="00205a14"/>
    </style:style>
    <style:style style:name="P120" style:family="paragraph" style:parent-style-name="Standard">
      <style:text-properties style:font-name="Arial" officeooo:paragraph-rsid="00205a14"/>
    </style:style>
    <style:style style:name="P121" style:family="paragraph" style:parent-style-name="Standard">
      <style:text-properties style:font-name="Arial" officeooo:rsid="000bdeb5" officeooo:paragraph-rsid="0012a271"/>
    </style:style>
    <style:style style:name="P122" style:family="paragraph" style:parent-style-name="Standard">
      <style:text-properties style:font-name="Arial" officeooo:rsid="000bdeb5" officeooo:paragraph-rsid="00205a14"/>
    </style:style>
    <style:style style:name="P123" style:family="paragraph" style:parent-style-name="Standard">
      <style:text-properties style:font-name="Arial" officeooo:rsid="000bdeb5" officeooo:paragraph-rsid="002120a5"/>
    </style:style>
    <style:style style:name="P124" style:family="paragraph" style:parent-style-name="Standard">
      <style:text-properties style:font-name="Arial" officeooo:rsid="000bdeb5" officeooo:paragraph-rsid="0022df4b"/>
    </style:style>
    <style:style style:name="P125" style:family="paragraph" style:parent-style-name="Standard">
      <style:text-properties style:font-name="Arial" officeooo:rsid="000bdeb5" officeooo:paragraph-rsid="0022e270"/>
    </style:style>
    <style:style style:name="P126" style:family="paragraph" style:parent-style-name="Standard">
      <style:text-properties style:font-name="Arial" officeooo:rsid="000db3ba" officeooo:paragraph-rsid="002120a5"/>
    </style:style>
    <style:style style:name="P127" style:family="paragraph" style:parent-style-name="Standard">
      <style:text-properties style:font-name="Arial" officeooo:rsid="0022df4b" officeooo:paragraph-rsid="0022df4b"/>
    </style:style>
    <style:style style:name="P128" style:family="paragraph" style:parent-style-name="Standard">
      <style:text-properties officeooo:paragraph-rsid="000b7e5a"/>
    </style:style>
    <style:style style:name="P129" style:family="paragraph" style:parent-style-name="Standard">
      <style:text-properties officeooo:paragraph-rsid="000db3ba"/>
    </style:style>
    <style:style style:name="P130" style:family="paragraph" style:parent-style-name="Standard">
      <style:text-properties officeooo:paragraph-rsid="000ddcde"/>
    </style:style>
    <style:style style:name="P131" style:family="paragraph" style:parent-style-name="Standard">
      <style:text-properties officeooo:paragraph-rsid="001eacaa"/>
    </style:style>
    <style:style style:name="P132" style:family="paragraph" style:parent-style-name="Standard">
      <style:text-properties officeooo:paragraph-rsid="001108cd"/>
    </style:style>
    <style:style style:name="P133" style:family="paragraph" style:parent-style-name="Standard">
      <style:text-properties officeooo:paragraph-rsid="00205a14"/>
    </style:style>
    <style:style style:name="P134" style:family="paragraph" style:parent-style-name="Standard">
      <style:text-properties officeooo:paragraph-rsid="002120a5"/>
    </style:style>
    <style:style style:name="P135" style:family="paragraph" style:parent-style-name="Standard">
      <style:text-properties officeooo:paragraph-rsid="0022df4b"/>
    </style:style>
    <style:style style:name="P136" style:family="paragraph" style:parent-style-name="Standard">
      <style:text-properties officeooo:rsid="001108cd" officeooo:paragraph-rsid="0022e270"/>
    </style:style>
    <style:style style:name="P137" style:family="paragraph" style:parent-style-name="Standard">
      <style:text-properties officeooo:paragraph-rsid="0022e270"/>
    </style:style>
    <style:style style:name="P138" style:family="paragraph" style:parent-style-name="Standard">
      <style:text-properties officeooo:rsid="0022e270" officeooo:paragraph-rsid="0022e270"/>
    </style:style>
    <style:style style:name="P139" style:family="paragraph" style:parent-style-name="Text_20_body">
      <style:text-properties style:font-name="Arial" fo:font-weight="bold" officeooo:rsid="001cb2a3" officeooo:paragraph-rsid="00205a14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bdeb5" style:font-weight-asian="normal" style:font-weight-complex="normal"/>
    </style:style>
    <style:style style:name="T4" style:family="text">
      <style:text-properties style:font-name="Arial" fo:font-weight="normal" officeooo:rsid="000db3ba" style:font-weight-asian="normal" style:font-weight-complex="normal"/>
    </style:style>
    <style:style style:name="T5" style:family="text">
      <style:text-properties style:font-name="Arial" fo:font-weight="normal" officeooo:rsid="000ddcde" style:font-weight-asian="normal" style:font-weight-complex="normal"/>
    </style:style>
    <style:style style:name="T6" style:family="text">
      <style:text-properties style:font-name="Arial" fo:font-weight="normal" officeooo:rsid="000f9586" style:font-weight-asian="normal" style:font-weight-complex="normal"/>
    </style:style>
    <style:style style:name="T7" style:family="text">
      <style:text-properties style:font-name="Arial" fo:font-weight="normal" officeooo:rsid="0010c3e6" style:font-weight-asian="normal" style:font-weight-complex="normal"/>
    </style:style>
    <style:style style:name="T8" style:family="text">
      <style:text-properties style:font-name="Arial" fo:font-weight="normal" officeooo:rsid="001108cd" style:font-weight-asian="normal" style:font-weight-complex="normal"/>
    </style:style>
    <style:style style:name="T9" style:family="text">
      <style:text-properties style:font-name="Arial" fo:font-weight="normal" officeooo:rsid="00119324" style:font-weight-asian="normal" style:font-weight-complex="normal"/>
    </style:style>
    <style:style style:name="T10" style:family="text">
      <style:text-properties style:font-name="Arial" fo:font-weight="normal" officeooo:rsid="0016aaed" style:font-weight-asian="normal" style:font-weight-complex="normal"/>
    </style:style>
    <style:style style:name="T11" style:family="text">
      <style:text-properties style:font-name="Arial" fo:font-weight="normal" officeooo:rsid="00175294" style:font-weight-asian="normal" style:font-weight-complex="normal"/>
    </style:style>
    <style:style style:name="T12" style:family="text">
      <style:text-properties style:font-name="Arial" fo:font-weight="normal" officeooo:rsid="001787bf" style:font-weight-asian="normal" style:font-weight-complex="normal"/>
    </style:style>
    <style:style style:name="T13" style:family="text">
      <style:text-properties style:font-name="Arial" fo:font-weight="normal" officeooo:rsid="001eacaa" style:font-weight-asian="normal" style:font-weight-complex="normal"/>
    </style:style>
    <style:style style:name="T14" style:family="text">
      <style:text-properties style:font-name="Arial" fo:font-weight="normal" officeooo:rsid="00205a14" style:font-weight-asian="normal" style:font-weight-complex="normal"/>
    </style:style>
    <style:style style:name="T15" style:family="text">
      <style:text-properties style:font-name="Arial" fo:font-weight="normal" officeooo:rsid="002120a5" style:font-weight-asian="normal" style:font-weight-complex="normal"/>
    </style:style>
    <style:style style:name="T16" style:family="text">
      <style:text-properties style:font-name="Arial" fo:font-weight="normal" officeooo:rsid="00163b25" style:font-weight-asian="normal" style:font-weight-complex="normal"/>
    </style:style>
    <style:style style:name="T17" style:family="text">
      <style:text-properties style:font-name="Arial" fo:font-weight="normal" officeooo:rsid="0022df4b" style:font-weight-asian="normal" style:font-weight-complex="normal"/>
    </style:style>
    <style:style style:name="T18" style:family="text">
      <style:text-properties style:font-name="Arial" fo:font-weight="normal" officeooo:rsid="0022e270" style:font-weight-asian="normal" style:font-weight-complex="normal"/>
    </style:style>
    <style:style style:name="T19" style:family="text">
      <style:text-properties style:font-name="Arial" officeooo:rsid="000f9586"/>
    </style:style>
    <style:style style:name="T20" style:family="text">
      <style:text-properties style:font-name="Arial" fo:font-size="18.2000007629395pt" fo:font-weight="bold" officeooo:rsid="000f9586" style:font-name-asian="Microsoft YaHei" style:font-size-asian="18.2000007629395pt" style:font-weight-asian="bold" style:font-name-complex="Arial1" style:font-size-complex="18.2000007629395pt" style:font-weight-complex="bold"/>
    </style:style>
    <style:style style:name="T21" style:family="text">
      <style:text-properties style:font-name="Arial" fo:font-size="18.2000007629395pt" fo:font-weight="bold" officeooo:rsid="0022e270" style:font-name-asian="Microsoft YaHei" style:font-size-asian="18.2000007629395pt" style:font-weight-asian="bold" style:font-name-complex="Arial1" style:font-size-complex="18.2000007629395pt" style:font-weight-complex="bold"/>
    </style:style>
    <style:style style:name="T22" style:family="text">
      <style:text-properties style:font-name="Arial" fo:font-weight="bold" officeooo:rsid="00175294" style:font-weight-asian="bold" style:font-weight-complex="bold"/>
    </style:style>
    <style:style style:name="T23" style:family="text">
      <style:text-properties style:font-name="Arial" fo:font-weight="bold" officeooo:rsid="0022df4b" style:font-weight-asian="bold" style:font-weight-complex="bold"/>
    </style:style>
    <style:style style:name="T24" style:family="text">
      <style:text-properties style:font-name="Arial" officeooo:rsid="000ddcde"/>
    </style:style>
    <style:style style:name="T25" style:family="text">
      <style:text-properties style:font-name="Arial" officeooo:rsid="0010c3e6"/>
    </style:style>
    <style:style style:name="T26" style:family="text">
      <style:text-properties style:font-name="Arial" officeooo:rsid="000b7e5a"/>
    </style:style>
    <style:style style:name="T27" style:family="text">
      <style:text-properties style:font-name="Arial" officeooo:rsid="001eacaa"/>
    </style:style>
    <style:style style:name="T28" style:family="text">
      <style:text-properties style:font-name="Arial" fo:language="pt" fo:country="BR" fo:font-weight="normal" officeooo:rsid="0022df4b" style:font-weight-asian="normal" style:font-weight-complex="normal"/>
    </style:style>
    <style:style style:name="T29" style:family="text">
      <style:text-properties style:font-name="Arial" fo:language="pt" fo:country="BR" fo:font-weight="normal" officeooo:rsid="00175294" style:font-weight-asian="normal" style:font-weight-complex="normal"/>
    </style:style>
    <style:style style:name="T30" style:family="text">
      <style:text-properties style:font-name="Arial" officeooo:rsid="0022e270"/>
    </style:style>
    <style:style style:name="T31" style:family="text">
      <style:text-properties officeooo:rsid="000db3ba"/>
    </style:style>
    <style:style style:name="T32" style:family="text">
      <style:text-properties officeooo:rsid="000ddcde"/>
    </style:style>
    <style:style style:name="T33" style:family="text">
      <style:text-properties officeooo:rsid="000f958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db3ba" style:font-weight-asian="normal" style:font-weight-complex="normal"/>
    </style:style>
    <style:style style:name="T36" style:family="text">
      <style:text-properties fo:font-weight="normal" officeooo:rsid="0010c3e6" style:font-weight-asian="normal" style:font-weight-complex="normal"/>
    </style:style>
    <style:style style:name="T37" style:family="text">
      <style:text-properties fo:font-weight="normal" officeooo:rsid="00114cfc" style:font-weight-asian="normal" style:font-weight-complex="normal"/>
    </style:style>
    <style:style style:name="T38" style:family="text">
      <style:text-properties fo:font-weight="normal" officeooo:rsid="001787bf" style:font-weight-asian="normal" style:font-weight-complex="normal"/>
    </style:style>
    <style:style style:name="T39" style:family="text">
      <style:text-properties fo:font-weight="normal" officeooo:rsid="001eacaa" style:font-weight-asian="normal" style:font-weight-complex="normal"/>
    </style:style>
    <style:style style:name="T40" style:family="text">
      <style:text-properties fo:font-weight="normal" officeooo:rsid="002120a5" style:font-weight-asian="normal" style:font-weight-complex="normal"/>
    </style:style>
    <style:style style:name="T41" style:family="text">
      <style:text-properties fo:font-weight="normal" officeooo:rsid="0022df4b" style:font-weight-asian="normal" style:font-weight-complex="normal"/>
    </style:style>
    <style:style style:name="T42" style:family="text">
      <style:text-properties fo:font-weight="normal" officeooo:rsid="0022e270" style:font-weight-asian="normal" style:font-weight-complex="normal"/>
    </style:style>
    <style:style style:name="T43" style:family="text">
      <style:text-properties officeooo:rsid="00114cfc"/>
    </style:style>
    <style:style style:name="T44" style:family="text">
      <style:text-properties fo:color="#000080" fo:language="zxx" fo:country="none" style:text-underline-style="solid" style:text-underline-width="auto" style:text-underline-color="font-color" fo:font-weight="normal" officeooo:rsid="00114cfc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fo:color="#000080" fo:language="zxx" fo:country="none" style:text-underline-style="solid" style:text-underline-width="auto" style:text-underline-color="font-color" fo:font-weight="normal" officeooo:rsid="00117eb0" style:language-asian="zxx" style:country-asian="none" style:font-weight-asian="normal" style:language-complex="zxx" style:country-complex="none" style:font-weight-complex="normal"/>
    </style:style>
    <style:style style:name="T46" style:family="text">
      <style:text-properties fo:color="#000080" fo:language="zxx" fo:country="none" style:text-underline-style="solid" style:text-underline-width="auto" style:text-underline-color="font-color" officeooo:rsid="00114cfc" style:language-asian="zxx" style:country-asian="none" style:language-complex="zxx" style:country-complex="none"/>
    </style:style>
    <style:style style:name="T47" style:family="text">
      <style:text-properties fo:color="#000080" fo:language="zxx" fo:country="none" style:text-underline-style="solid" style:text-underline-width="auto" style:text-underline-color="font-color" officeooo:rsid="00117eb0" style:language-asian="zxx" style:country-asian="none" style:language-complex="zxx" style:country-complex="none"/>
    </style:style>
    <style:style style:name="T48" style:family="text">
      <style:text-properties officeooo:rsid="0016aaed"/>
    </style:style>
    <style:style style:name="T49" style:family="text">
      <style:text-properties officeooo:rsid="00175294"/>
    </style:style>
    <style:style style:name="T50" style:family="text">
      <style:text-properties officeooo:rsid="001787bf"/>
    </style:style>
    <style:style style:name="T51" style:family="text">
      <style:text-properties officeooo:rsid="001a0223"/>
    </style:style>
    <style:style style:name="T52" style:family="text">
      <style:text-properties officeooo:rsid="001b117a"/>
    </style:style>
    <style:style style:name="T53" style:family="text">
      <style:text-properties officeooo:rsid="001eacaa"/>
    </style:style>
    <style:style style:name="T54" style:family="text">
      <style:text-properties officeooo:rsid="00205a14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2120a5"/>
    </style:style>
    <style:style style:name="T57" style:family="text">
      <style:text-properties officeooo:rsid="0022df4b"/>
    </style:style>
    <style:style style:name="T58" style:family="text">
      <style:text-properties officeooo:rsid="0022e2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moke test – Sistema de Caronas</text:p>
      <text:p text:style-name="P35"/>
      <text:h text:style-name="P37" text:outline-level="1">Teste 01 – CT001</text:h>
      <text:p text:style-name="P2"/>
      <text:p text:style-name="P4">Teste de cadastro de usuário.</text:p>
      <text:p text:style-name="P2">Objetivo: Criar e cadastrar uma conta de usuário no sistema e verificar a permanência da mesma.</text:p>
      <text:p text:style-name="P2"/>
      <text:p text:style-name="P4">Pré-requisitos:</text:p>
      <text:p text:style-name="P128"><text:span text:style-name="T26">-</text:span><text:span text:style-name="T27">Iniciar programa.</text:span></text:p>
      <text:p text:style-name="P2"/>
      <text:p text:style-name="P5">Passos:</text:p>
      <text:p text:style-name="P129"><text:span text:style-name="T3">1º – Selecionar a opção “</text:span><text:span text:style-name="T13">2-CADASTRAR.</text:span><text:span text:style-name="T3">”.</text:span></text:p>
      <text:p text:style-name="P12">2º – Inserir o <text:span text:style-name="T50">valor</text:span> “Pedro” no campo <text:span text:style-name="T31">de entrada denominado</text:span> “Nome:”.</text:p>
      <text:p text:style-name="P13">3º – Inserir o <text:span text:style-name="T50">valor</text:span> “<text:span text:style-name="T31">55-61-940028922” no campo de entrada denominado “Telefone:”.</text:span></text:p>
      <text:p text:style-name="P13"><text:span text:style-name="T31">4º – Inserir o valor “</text:span><text:a xlink:type="simple" xlink:href="mailto:jojo@gmail.com" text:style-name="Internet_20_link" text:visited-style-name="Visited_20_Internet_20_Link"><text:span text:style-name="T31">jojo@gmail.com</text:span></text:a><text:span text:style-name="T31">” no campo de entrada denominado “Email:”.</text:span></text:p>
      <text:p text:style-name="P16">5º – Inserir <text:span text:style-name="T50">o valor</text:span> “1234AS” no campo de entrada denominado “Senha:”.</text:p>
      <text:p text:style-name="P23">6º – Inserir o <text:span text:style-name="T50">valor </text:span>“074.442.401-16” no campo de entrada denominado “CPF:”.</text:p>
      <text:p text:style-name="P16"><text:span text:style-name="T32">7</text:span>º – Inserir o <text:span text:style-name="T50">valor</text:span> “123” no campo de entrada denominado “Código do Banco:”.</text:p>
      <text:p text:style-name="P16">8º – Inserir o <text:span text:style-name="T50">valor</text:span> “1234-4” no campo de entrada denominado “Número de Agência:”.</text:p>
      <text:p text:style-name="P16">9º – Inserir o <text:span text:style-name="T50">valor</text:span> “123456-6” no campo de entrada denominado “Número de Conta:”.</text:p>
      <text:p text:style-name="P34"><text:span text:style-name="T4">1</text:span><text:span text:style-name="T5">0</text:span><text:span text:style-name="T4">º – Inserir o </text:span><text:span text:style-name="T12">valor</text:span><text:span text:style-name="T4"> “</text:span><text:span text:style-name="T13">0</text:span><text:span text:style-name="T4">” no campo de entrada denominado “Deseja cadastra uma segunda conta bancaria? Digite 1 para confirmar 0 para cancelar:”.</text:span></text:p>
      <text:p text:style-name="P14">1<text:span text:style-name="T53">1</text:span>º – voltar a tela inicial.</text:p>
      <text:p text:style-name="P29"><text:span text:style-name="T4">1</text:span><text:span text:style-name="T13">2</text:span><text:span text:style-name="T5">º – Selecionar a opção “1-</text:span><text:span text:style-name="T13">ENTRAR.</text:span><text:span text:style-name="T5">”.</text:span></text:p>
      <text:p text:style-name="P73"><text:span text:style-name="T53">13º – Inserir o valor “</text:span><text:a xlink:type="simple" xlink:href="mailto:jojo@gmail.com" text:style-name="Internet_20_link" text:visited-style-name="Visited_20_Internet_20_Link"><text:span text:style-name="T53">jojo@gmail.com</text:span></text:a><text:span text:style-name="T53">” no campo de entrada denominado “Email:”.</text:span></text:p>
      <text:p text:style-name="P68"><text:span text:style-name="T53">14</text:span><text:span text:style-name="T5">º – Inserir </text:span><text:span text:style-name="T50">o valor</text:span><text:span text:style-name="T5"> “1234AS” no campo de entrada denominado “Senha:”.</text:span></text:p>
      <text:p text:style-name="P29"><text:span text:style-name="T5">1</text:span><text:span text:style-name="T13">5</text:span><text:span text:style-name="T5">º <text:s/>– Selecionar a opção “</text:span><text:span text:style-name="T13">3-MEU PERFIL.</text:span><text:span text:style-name="T5">”.</text:span></text:p>
      <text:p text:style-name="P118"><text:span text:style-name="T34">1</text:span><text:span text:style-name="T39">6</text:span><text:span text:style-name="T34">º – </text:span><text:span text:style-name="T39">Verificar se os dados mostrados na tela correspondem aos dados inseridos no cadastro.</text:span></text:p>
      <text:p text:style-name="P30"><text:span text:style-name="T27">17</text:span><text:span text:style-name="T25">º – </text:span><text:span text:style-name="T27">Finalizar o programa</text:span><text:span text:style-name="T25">.</text:span></text:p>
      <text:p text:style-name="P26"/>
      <text:p text:style-name="P6">Resultado:</text:p>
      <text:p text:style-name="P29"><text:span text:style-name="T24">Após a realização do</text:span><text:span text:style-name="T25">s</text:span><text:span text:style-name="T24"> passos </text:span><text:span text:style-name="T25">acima </text:span><text:span text:style-name="T24">o sistema terá armazenado uma conta com os dados passados em um banco de dados para futuro login.</text:span></text:p>
      <text:p text:style-name="P2"/>
      <text:p text:style-name="P10"/>
      <text:p text:style-name="P10"/>
      <text:p text:style-name="P10"/>
      <text:p text:style-name="P10"/>
      <text:p text:style-name="P2"/>
      <text:p text:style-name="P51"/>
      <text:p text:style-name="P51"/>
      <text:p text:style-name="P51"/>
      <text:h text:style-name="P49" text:outline-level="1"><text:soft-page-break/><text:span text:style-name="T19">T</text:span><text:span text:style-name="T20">este 02 – CT002</text:span></text:h>
      <text:p text:style-name="Standard"/>
      <text:p text:style-name="P3">Teste de <text:span text:style-name="T33">autenticação/login de usuário.</text:span></text:p>
      <text:p text:style-name="P1">Objetivo: <text:span text:style-name="T33">fazer entrada no sistema com um usuário já criado e verificar disponibilidade de serviços.</text:span></text:p>
      <text:p text:style-name="P1"/>
      <text:p text:style-name="P6">Pré-requisitos:</text:p>
      <text:p text:style-name="P17">-Ter executado o teste CT001.</text:p>
      <text:p text:style-name="P17">-<text:span text:style-name="T53">Iniciar o programa.</text:span></text:p>
      <text:p text:style-name="P17"/>
      <text:p text:style-name="P6">Passos:</text:p>
      <text:p text:style-name="P131"><text:span text:style-name="T4">1</text:span><text:span text:style-name="T5">º – Selecionar a opção “1-</text:span><text:span text:style-name="T13">ENTRAR.</text:span><text:span text:style-name="T5">”.</text:span></text:p>
      <text:p text:style-name="P73"><text:span text:style-name="T53">2º – Inserir o valor “</text:span><text:a xlink:type="simple" xlink:href="mailto:jojo@gmail.com" text:style-name="Internet_20_link" text:visited-style-name="Visited_20_Internet_20_Link"><text:span text:style-name="T53">jojo@gmail.com</text:span></text:a><text:span text:style-name="T53">” no campo de entrada denominado “Email:”.</text:span></text:p>
      <text:p text:style-name="P68"><text:span text:style-name="T53">3º – Inserir o valor “1234AS” no campo de entrada denominado “Senha:”.</text:span></text:p>
      <text:p text:style-name="P30"><text:span text:style-name="T13">4</text:span><text:span text:style-name="T7">º – </text:span><text:span text:style-name="T3">Selecionar a opção “</text:span><text:span text:style-name="T13">3-</text:span><text:span text:style-name="T3">M</text:span><text:span text:style-name="T7">EU PERFIL</text:span><text:span text:style-name="T3">”.</text:span></text:p>
      <text:p text:style-name="P31"><text:span text:style-name="T13">5</text:span><text:span text:style-name="T2">º – </text:span><text:span text:style-name="T5">Verificar se no campo </text:span><text:span text:style-name="T3">“Nome:” </text:span><text:span text:style-name="T5">se encontra o nome “Pedro”.</text:span></text:p>
      <text:p text:style-name="P27"><text:span text:style-name="T53">6</text:span>º – <text:span text:style-name="T34">Verificar se no campo “Email:” se encontra o e-mail “</text:span><text:a xlink:type="simple" xlink:href="mailto:jojo@gmail.com" text:style-name="Internet_20_link" text:visited-style-name="Visited_20_Internet_20_Link"><text:span text:style-name="T34">jojo@gmail.com</text:span></text:a><text:span text:style-name="T34">”.</text:span></text:p>
      <text:p text:style-name="P132"><text:span text:style-name="T13">7</text:span><text:span text:style-name="T8">º – F</text:span><text:span text:style-name="T13">inalizar o programa</text:span><text:span text:style-name="T8">.</text:span></text:p>
      <text:p text:style-name="P20"/>
      <text:p text:style-name="P8">Resultado:</text:p>
      <text:p text:style-name="P19">Após a realização dos passos acima o usuário se encontrará logado e capaz de usar serviços que exigem login.</text:p>
      <text:p text:style-name="P2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0" text:outline-level="1"><text:soft-page-break/><text:span text:style-name="T19">T</text:span><text:span text:style-name="T20">este 0</text:span><text:span text:style-name="T21">3</text:span><text:span text:style-name="T20"> – CT00</text:span><text:span text:style-name="T21">3</text:span></text:h>
      <text:p text:style-name="P133"/>
      <text:p text:style-name="P105">Teste de <text:span text:style-name="T58">visualização de dados de usuário.</text:span></text:p>
      <text:p text:style-name="P133"><text:span text:style-name="T1">Objetivo: </text:span><text:span text:style-name="T19">p</text:span><text:span text:style-name="T30">ermitir os usuário ter acesso aos seus dados de acesso.</text:span></text:p>
      <text:p text:style-name="P120"/>
      <text:p text:style-name="P100">Pré-requisitos:</text:p>
      <text:p text:style-name="P57">-Ter executado o teste CT001.</text:p>
      <text:p text:style-name="P57"/>
      <text:p text:style-name="P100">Passos:</text:p>
      <text:p text:style-name="P133"><text:span text:style-name="T4">1</text:span><text:span text:style-name="T5">º – Selecionar a opção “1-</text:span><text:span text:style-name="T13">ENTRAR.</text:span><text:span text:style-name="T5">”.</text:span></text:p>
      <text:p text:style-name="P74"><text:span text:style-name="T53">2º – Inserir o valor “</text:span><text:a xlink:type="simple" xlink:href="mailto:jojo@gmail.com" text:style-name="Internet_20_link" text:visited-style-name="Visited_20_Internet_20_Link"><text:span text:style-name="T53">jojo@gmail.com</text:span></text:a><text:span text:style-name="T53">” no campo de entrada denominado “Email:”.</text:span></text:p>
      <text:p text:style-name="P69"><text:span text:style-name="T53">3º – Inserir o valor “1234AS” no campo de entrada denominado “Senha:”.</text:span></text:p>
      <text:p text:style-name="P133"><text:span text:style-name="T13">4</text:span><text:span text:style-name="T7">º – </text:span><text:span text:style-name="T3">Selecionar a opção “</text:span><text:span text:style-name="T13">3-</text:span><text:span text:style-name="T3">M</text:span><text:span text:style-name="T7">EU PERFIL</text:span><text:span text:style-name="T3">”.</text:span></text:p>
      <text:p text:style-name="P133"><text:span text:style-name="T14">5</text:span><text:span text:style-name="T8">º – F</text:span><text:span text:style-name="T13">inalizar o programa</text:span><text:span text:style-name="T8">.</text:span></text:p>
      <text:p text:style-name="P64"/>
      <text:p text:style-name="P104">Resultado:</text:p>
      <text:p text:style-name="P76">Após a realização dos passos acima o usuário <text:span text:style-name="T54">poderá ver seus dados</text:span>.</text:p>
      <text:p text:style-name="P119"/>
      <text:h text:style-name="P38" text:outline-level="1"/>
      <text:h text:style-name="P38" text:outline-level="1"/>
      <text:h text:style-name="P45" text:outline-level="1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1"/>
      <text:p text:style-name="P21"/>
      <text:p text:style-name="P21"/>
      <text:h text:style-name="P39" text:outline-level="1"><text:soft-page-break/><text:span text:style-name="T53">T</text:span>este <text:span text:style-name="T54">04</text:span> – CT0<text:span text:style-name="T54">04</text:span></text:h>
      <text:h text:style-name="P48" text:outline-level="1"><text:span text:style-name="T55">Teste de cadastramento de carona.</text:span></text:h>
      <text:p text:style-name="P78">Objetivo: cadastrar uma carona no sistema a partir da conta de um usuário.</text:p>
      <text:p text:style-name="P78"/>
      <text:p text:style-name="P106">Pré-requisito:</text:p>
      <text:p text:style-name="P57">-Ter executado o teste CT001.</text:p>
      <text:p text:style-name="P64"/>
      <text:p text:style-name="P100">Passos:</text:p>
      <text:p text:style-name="P133"><text:span text:style-name="T3">1º – Selecionar a opção “E</text:span><text:span text:style-name="T6">NTRAR:</text:span><text:span text:style-name="T3">”.</text:span></text:p>
      <text:p text:style-name="P52">2º – <text:span text:style-name="T35">Inserir o </text:span><text:span text:style-name="T38">valor</text:span><text:span text:style-name="T35"> “</text:span><text:a xlink:type="simple" xlink:href="mailto:jojo@gmail.com" text:style-name="Internet_20_link" text:visited-style-name="Visited_20_Internet_20_Link"><text:span text:style-name="T35">jojo@gmail.com</text:span></text:a><text:span text:style-name="T35">”no campo de entrada denominado “Email:”.</text:span></text:p>
      <text:p text:style-name="P52"><text:span text:style-name="T35">3</text:span><text:span text:style-name="T34">º – </text:span><text:span text:style-name="T35">Inserir o </text:span><text:span text:style-name="T38">valor</text:span><text:span text:style-name="T35"> “1234AS” no campo de entrada denominado “Senha:”.</text:span></text:p>
      <text:p text:style-name="P78"><text:span text:style-name="T54">4</text:span>º – Selecionar a opção <text:span text:style-name="T31">“1-M</text:span>INHAS CARONAS<text:span text:style-name="T31">”.</text:span></text:p>
      <text:p text:style-name="P78"><text:span text:style-name="T54">5</text:span>º – <text:span text:style-name="T31">Selecionar a opção “1-</text:span>CADASTRAR CARONA<text:span text:style-name="T31">”.</text:span></text:p>
      <text:p text:style-name="P78"><text:span text:style-name="T54">6</text:span>º – Inserir o valor “<text:span text:style-name="T48">1234</text:span>” no campo de entrada denominado “Código de carona:”.</text:p>
      <text:p text:style-name="P78"><text:span text:style-name="T54">7</text:span>º – Inserir o valor “GO” no campo de entrada denominado “Estado de origem:”.</text:p>
      <text:p text:style-name="P78"><text:span text:style-name="T54">8</text:span>º – Inserir o valor “Aguas lindas” no campo de entrada denominado “Cidade de origem:”.</text:p>
      <text:p text:style-name="P78"><text:span text:style-name="T54">9</text:span>º – Inserir o valor “DF” no campo de entrada denominado “Estado de destino:”.</text:p>
      <text:p text:style-name="P78"><text:span text:style-name="T54">10</text:span>º – Inserir o valor “Brasilia” no campo de entrada <text:s/>denominado “Cidade de destino:”.</text:p>
      <text:p text:style-name="P78"><text:span text:style-name="T54">11</text:span>º – Inserir o valor “12/03/2020” no campo de entrada denominado “Data de partida:”.</text:p>
      <text:p text:style-name="P78">1<text:span text:style-name="T54">2</text:span>º – Inserir o valor “<text:span text:style-name="T48">2</text:span>” no campo de entrada denominado “Duração da partida:”.</text:p>
      <text:p text:style-name="P78">1<text:span text:style-name="T54">3</text:span>º – Inserir o valor “3” no campo de entrada denominado “Vagas disponiveis:”.</text:p>
      <text:p text:style-name="P78">1<text:span text:style-name="T54">4</text:span>º – Inserir o valor “<text:span text:style-name="T48">15,00</text:span>” no campo de entrada denominado “Preço:”.</text:p>
      <text:p text:style-name="P69">1<text:span text:style-name="T54">5</text:span>º – <text:span text:style-name="T54">V</text:span>oltar a tela anterior.</text:p>
      <text:p text:style-name="P133"><text:span text:style-name="T4">1</text:span><text:span text:style-name="T14">6</text:span><text:span text:style-name="T5">º – Selecionar a opção “3-</text:span><text:span text:style-name="T14">RESERVAS DA CARONA.</text:span><text:span text:style-name="T5">”.</text:span></text:p>
      <text:p text:style-name="P133"><text:span text:style-name="T14">17</text:span><text:span text:style-name="T5">º <text:s/>– </text:span><text:span text:style-name="T14">Verificar se o sistema retorna uma lista em branco que indica as reservas dessa carona</text:span></text:p>
      <text:p text:style-name="P81"><text:span text:style-name="T54">18</text:span>º – Voltar a tela inicial.</text:p>
      <text:p text:style-name="P78"/>
      <text:p text:style-name="P94">Resultado:</text:p>
      <text:p text:style-name="P84">Após as realizações dos passos acima, o sistema deverá ter armazenado em seu banco de dados<text:span text:style-name="T56"> </text:span>uma carona com os dados inseridos.-</text:p>
      <text:p text:style-name="P21"/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2" text:outline-level="1"><text:soft-page-break/>Teste <text:span text:style-name="T56">05</text:span> – CT0<text:span text:style-name="T56">05</text:span></text:h>
      <text:p text:style-name="P108">Teste de reserva de carona.</text:p>
      <text:p text:style-name="P85">Objetivo realizar uma reserva em uma carona existente.</text:p>
      <text:p text:style-name="P85"/>
      <text:p text:style-name="P109">Pré-requisito:</text:p>
      <text:p text:style-name="P57">-Ter executado o teste CT001.</text:p>
      <text:p text:style-name="P85"><text:span text:style-name="T33">-Ter executado o teste CT004.</text:span></text:p>
      <text:p text:style-name="P57"/>
      <text:p text:style-name="P122"/>
      <text:p text:style-name="P100">Passos:</text:p>
      <text:p text:style-name="P133"><text:span text:style-name="T3">1º – Selecionar a opção “E</text:span><text:span text:style-name="T6">NTRAR:</text:span><text:span text:style-name="T3">”.</text:span></text:p>
      <text:p text:style-name="P52">2º – <text:span text:style-name="T35">Inserir o </text:span><text:span text:style-name="T38">valor</text:span><text:span text:style-name="T35"> “</text:span><text:a xlink:type="simple" xlink:href="mailto:jojo@gmail.com" text:style-name="Internet_20_link" text:visited-style-name="Visited_20_Internet_20_Link"><text:span text:style-name="T35">jojo@gmail.com</text:span></text:a><text:span text:style-name="T35">” no campo de entrada denominado “Email:”.</text:span></text:p>
      <text:p text:style-name="P52"><text:span text:style-name="T35">3</text:span><text:span text:style-name="T34">º – </text:span><text:span text:style-name="T35">Inserir o </text:span><text:span text:style-name="T38">valor</text:span><text:span text:style-name="T35"> “1234AS” no campo de entrada denominado “Senha:”.</text:span></text:p>
      <text:p text:style-name="P78"><text:span text:style-name="T56">4</text:span>º – Selecionar a opção <text:span text:style-name="T31">“2-M</text:span>INHAS <text:span text:style-name="T51">RESERVAS”.</text:span></text:p>
      <text:p text:style-name="P78"><text:span text:style-name="T56">5</text:span>º – <text:span text:style-name="T31">Selecionar a opção “1-RESERVAR CARONA”.</text:span></text:p>
      <text:p text:style-name="P78"><text:span text:style-name="T56">6</text:span>º – Inserir o valor “<text:span text:style-name="T51">1234</text:span>” no campo de entrada denominado “<text:span text:style-name="T51">Código da carona</text:span>:”.</text:p>
      <text:p text:style-name="P78"><text:span text:style-name="T56">7</text:span>º – Inserir o valor “<text:span text:style-name="T51">D</text:span>” no campo de entrada denominado “<text:span text:style-name="T51">Preferência de assento</text:span>:”.</text:p>
      <text:p text:style-name="P78"><text:span text:style-name="T56">8</text:span>º – Inserir o valor “<text:span text:style-name="T51">1</text:span>” no campo de entrada denominado “<text:span text:style-name="T51">Número de bagagens</text:span>:”.</text:p>
      <text:p text:style-name="P70"><text:span text:style-name="T56">9</text:span>º – <text:span text:style-name="T54">V</text:span>oltar a tela anterior.</text:p>
      <text:p text:style-name="P134"><text:span text:style-name="T4">1</text:span><text:span text:style-name="T15">0</text:span><text:span text:style-name="T5">º – Selecionar a opção “3-</text:span><text:span text:style-name="T14">V</text:span><text:span text:style-name="T15">ISUALIZAR RESERVA</text:span><text:span text:style-name="T14">.</text:span><text:span text:style-name="T5">”.</text:span></text:p>
      <text:p text:style-name="P134"><text:span text:style-name="T14">1</text:span><text:span text:style-name="T15">1</text:span><text:span text:style-name="T5">º <text:s/>– </text:span><text:span text:style-name="T14">Verificar se o sistema retorna </text:span><text:span text:style-name="T15">os dados inseridos na reserva.</text:span></text:p>
      <text:p text:style-name="P82"><text:span text:style-name="T54">12</text:span>º – Voltar a tela inicial.</text:p>
      <text:p text:style-name="P87"/>
      <text:p text:style-name="P78"/>
      <text:p text:style-name="P94">Resultado:</text:p>
      <text:p text:style-name="P134"><text:span text:style-name="T14">Após as realizações dos passos acima, o sistema deverá ter armazenado em seu banco de dados</text:span><text:span text:style-name="T15"> </text:span><text:span text:style-name="T14">uma r</text:span><text:span text:style-name="T15">eserva </text:span><text:span text:style-name="T14">com os dados inseridos.-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4" text:outline-level="1"><text:soft-page-break/>Teste <text:span text:style-name="T56">0</text:span>6 – CT0<text:span text:style-name="T56">0</text:span>6</text:h>
      <text:p text:style-name="P113">Teste de visualização de reservas.</text:p>
      <text:p text:style-name="P89">Objetivo: visualizar reservar associadas a uma carona cadastradas pelo usuário.</text:p>
      <text:p text:style-name="P89"/>
      <text:p text:style-name="P107">Pré-requisito:</text:p>
      <text:p text:style-name="P58">-Ter executado o teste CT001.</text:p>
      <text:p text:style-name="P58">-Ter executado o teste CT00<text:span text:style-name="T56">4</text:span>.</text:p>
      <text:p text:style-name="P58">-Ter executado o teste CT00<text:span text:style-name="T56">5</text:span>.</text:p>
      <text:p text:style-name="P58"/>
      <text:p text:style-name="P65"/>
      <text:p text:style-name="P101">Passos:</text:p>
      <text:p text:style-name="P134"><text:span text:style-name="T3">1º – Selecionar a opção “E</text:span><text:span text:style-name="T6">NTRAR:</text:span><text:span text:style-name="T3">”.</text:span></text:p>
      <text:p text:style-name="P53">2º – <text:span text:style-name="T35">Inserir o </text:span><text:span text:style-name="T38">valor</text:span><text:span text:style-name="T35"> “</text:span><text:a xlink:type="simple" xlink:href="mailto:jojo@gmail.com" text:style-name="Internet_20_link" text:visited-style-name="Visited_20_Internet_20_Link"><text:span text:style-name="T35">jojo@gmail.com</text:span></text:a><text:span text:style-name="T35">” no campo de entrada denominado “Email:”.</text:span></text:p>
      <text:p text:style-name="P53"><text:span text:style-name="T35">3</text:span><text:span text:style-name="T34">º – </text:span><text:span text:style-name="T35">Inserir o </text:span><text:span text:style-name="T38">valor</text:span><text:span text:style-name="T35"> “1234AS” no campo de entrada denominado “Senha:”.</text:span></text:p>
      <text:p text:style-name="P79"><text:span text:style-name="T57">4</text:span>º – Selecionar a opção <text:span text:style-name="T31">“1-M</text:span>INHAS CARONAS<text:span text:style-name="T31">”.</text:span></text:p>
      <text:p text:style-name="P79"><text:span text:style-name="T57">5</text:span>º – <text:span text:style-name="T31">Selecionar a opção “3-LISTA DE RESERVAS”.</text:span></text:p>
      <text:p text:style-name="P79"><text:span text:style-name="T57">6</text:span>º – Inserir o valor “<text:span text:style-name="T48">1234</text:span>” no campo de entrada denominado “Código de carona:”.</text:p>
      <text:p text:style-name="P70"><text:span text:style-name="T57">7</text:span>º – Verificar se após a entrada de dados o sistema retorna uma <text:span text:style-name="T52">lista</text:span> <text:span text:style-name="T52">contendo os dados:</text:span></text:p>
      <text:p text:style-name="P79">“<text:span text:style-name="T51">1234</text:span>” no campo denominado “<text:span text:style-name="T51">Código da carona</text:span>:”.</text:p>
      <text:p text:style-name="P79">“<text:span text:style-name="T51">D</text:span>” no campo denominado “<text:span text:style-name="T51">Preferência de assento</text:span>:”.</text:p>
      <text:p text:style-name="P70"><text:span text:style-name="T56">“1” no campo denominado “Número de bagagens:”.</text:span></text:p>
      <text:p text:style-name="P126"><text:span text:style-name="T41">8</text:span><text:span text:style-name="T34">º – </text:span><text:span text:style-name="T40">V</text:span><text:span text:style-name="T34">oltar a tela inicial.</text:span></text:p>
      <text:p text:style-name="P123"/>
      <text:p text:style-name="P95">Resultado:</text:p>
      <text:p text:style-name="P77">Após a realização dos passos acima o usuário <text:span text:style-name="T54">poderá ver dados de reservas associadas a sua carona</text:span>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h text:style-name="P43" text:outline-level="1">Teste <text:span text:style-name="T56">07</text:span> – CT0<text:span text:style-name="T56">07</text:span></text:h>
      <text:p text:style-name="P114">Teste de cancelamento de reserva.</text:p>
      <text:p text:style-name="P88">Objetivo: cancelar uma reserva a qual esteja cadastrado.</text:p>
      <text:p text:style-name="P88"/>
      <text:p text:style-name="P110">Pré-requisito:</text:p>
      <text:p text:style-name="P58">-Ter executado o teste CT001.</text:p>
      <text:p text:style-name="P86"><text:span text:style-name="T33">-Ter executado o teste CT004.</text:span></text:p>
      <text:p text:style-name="P58">- Ter executado o teste CT0<text:span text:style-name="T56">5.</text:span></text:p>
      <text:p text:style-name="P123"/>
      <text:p text:style-name="P101">Passos:</text:p>
      <text:p text:style-name="P134"><text:span text:style-name="T3">1º – Selecionar a opção “E</text:span><text:span text:style-name="T6">NTRAR:</text:span><text:span text:style-name="T3">”.</text:span></text:p>
      <text:p text:style-name="P53">2º – <text:span text:style-name="T35">Inserir o </text:span><text:span text:style-name="T38">valor</text:span><text:span text:style-name="T35"> “</text:span><text:a xlink:type="simple" xlink:href="mailto:jojo@gmail.com" text:style-name="Internet_20_link" text:visited-style-name="Visited_20_Internet_20_Link"><text:span text:style-name="T35">jojo@gmail.com</text:span></text:a><text:span text:style-name="T35">” no campo de entrada denominado “Email:”.</text:span></text:p>
      <text:p text:style-name="P53"><text:span text:style-name="T35">3</text:span><text:span text:style-name="T34">º – </text:span><text:span text:style-name="T35">Inserir o </text:span><text:span text:style-name="T38">valor</text:span><text:span text:style-name="T35"> “1234AS” no campo de entrada denominado “Senha:”.</text:span></text:p>
      <text:p text:style-name="P79"><text:span text:style-name="T57">4</text:span>º – Selecionar a opção <text:span text:style-name="T31">“2-M</text:span>INHAS <text:span text:style-name="T51">RESERVAS”.</text:span></text:p>
      <text:p text:style-name="P134"><text:span text:style-name="T17">5</text:span><text:span text:style-name="T16">º – </text:span><text:span text:style-name="T4">Selecionar a opção “2-D</text:span><text:span text:style-name="T17">ESCADASTRAR </text:span><text:span text:style-name="T4">RESERVA”.</text:span></text:p>
      <text:p text:style-name="P90">6º – Executar o teste CT006 e verificar se não retorna mais dados.</text:p>
      <text:p text:style-name="P88"><text:span text:style-name="T57">7º – Voltar a tela incial.</text:span></text:p>
      <text:p text:style-name="P88"/>
      <text:p text:style-name="P95">Resultado:</text:p>
      <text:p text:style-name="P127">Após a realização dos passos acima o sistema deverá ter excluído os dados associados a reserva do usuário no banco de dados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0" text:outline-level="1"><text:soft-page-break/>Teste <text:span text:style-name="T57">08</text:span> – CT0<text:span text:style-name="T57">08</text:span></text:h>
      <text:p text:style-name="P117">Teste de descadastramento de carona.</text:p>
      <text:p text:style-name="P91">Objetivo: descadastrar uma carona que o usuário tenha cadastrado desde que não tenha reservas associadas.</text:p>
      <text:p text:style-name="P91"/>
      <text:p text:style-name="P115">Pré-requisitos:</text:p>
      <text:p text:style-name="P60">-Ter executado o teste CT001.</text:p>
      <text:p text:style-name="P135"><text:span text:style-name="T6">-Ter executado o teste CT0</text:span><text:span text:style-name="T29">0</text:span><text:span text:style-name="T28">4.</text:span></text:p>
      <text:p text:style-name="P91"/>
      <text:p text:style-name="P102">Passos:</text:p>
      <text:p text:style-name="P135"><text:span text:style-name="T3">1º – Selecionar a opção “E</text:span><text:span text:style-name="T6">NTRAR:</text:span><text:span text:style-name="T3">”.</text:span></text:p>
      <text:p text:style-name="P54">2º – <text:span text:style-name="T35">Inserir o </text:span><text:span text:style-name="T38">valor</text:span><text:span text:style-name="T35"> “</text:span><text:a xlink:type="simple" xlink:href="mailto:jojo@gmail.com" text:style-name="Internet_20_link" text:visited-style-name="Visited_20_Internet_20_Link"><text:span text:style-name="T35">jojo@gmail.com</text:span></text:a><text:span text:style-name="T35">” no campo de entrada denominado “Email:”.</text:span></text:p>
      <text:p text:style-name="P54"><text:span text:style-name="T35">3</text:span><text:span text:style-name="T34">º – </text:span><text:span text:style-name="T35">Inserir o </text:span><text:span text:style-name="T38">valor</text:span><text:span text:style-name="T35"> “1234AS” no campo de entrada denominado “Senha:”.</text:span></text:p>
      <text:p text:style-name="P80"><text:span text:style-name="T57">4</text:span>º – Selecionar a opção <text:span text:style-name="T31">“1-M</text:span>INHAS CARONAS<text:span text:style-name="T31">”.</text:span></text:p>
      <text:p text:style-name="P80"><text:span text:style-name="T57">5</text:span>º – <text:span text:style-name="T31">Selecionar a opção “2-DES</text:span>CADASTRAR CARONA<text:span text:style-name="T31">”.</text:span></text:p>
      <text:p text:style-name="P135"><text:span text:style-name="T17">6</text:span><text:span text:style-name="T16">º – Inserir o valor “</text:span><text:span text:style-name="T10">1234</text:span><text:span text:style-name="T16">” no campo de entrada denominado “Código de carona:”.</text:span></text:p>
      <text:p text:style-name="P90">7<text:span text:style-name="T16">º – Executar o teste CT00</text:span>6<text:span text:style-name="T16"> e verificar se não retorna mais dados.</text:span></text:p>
      <text:p text:style-name="P83"><text:span text:style-name="T57">8</text:span>º – Voltar a tela inicial.</text:p>
      <text:p text:style-name="P60"/>
      <text:p text:style-name="P96">Resultado:</text:p>
      <text:p text:style-name="P135"><text:span text:style-name="T17">Após a realização dos passos acima o sistema deverá ter excluído os dados associados a carona do usuário no banco de dados.</text:span></text:p>
      <text:p text:style-name="P25"/>
      <text:p text:style-name="P25"/>
      <text:p text:style-name="P5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0" text:outline-level="1"><text:soft-page-break/>Teste <text:span text:style-name="T57">09</text:span> – CT0<text:span text:style-name="T57">09</text:span></text:h>
      <text:p text:style-name="P135"><text:span text:style-name="T22">Teste de a</text:span><text:span text:style-name="T23">lteração de dados</text:span><text:span text:style-name="T22"> d</text:span><text:span text:style-name="T23">a</text:span><text:span text:style-name="T22"> conta.</text:span></text:p>
      <text:p text:style-name="P135"><text:span text:style-name="T11">Objetivo: a</text:span><text:span text:style-name="T17">lterar dados</text:span><text:span text:style-name="T11"> </text:span><text:span text:style-name="T17">da </text:span><text:span text:style-name="T11">conta do usuário.</text:span></text:p>
      <text:p text:style-name="P124"/>
      <text:p text:style-name="P111">Pré-requisito:</text:p>
      <text:p text:style-name="P60">-Ter executado o teste CT001.</text:p>
      <text:p text:style-name="P60"/>
      <text:p text:style-name="P102">Passos:</text:p>
      <text:p text:style-name="P135"><text:span text:style-name="T3">1º – Selecionar a opção “E</text:span><text:span text:style-name="T6">NTRAR:</text:span><text:span text:style-name="T3">”.</text:span></text:p>
      <text:p text:style-name="P54">2º – <text:span text:style-name="T35">Inserir o </text:span><text:span text:style-name="T38">valor</text:span><text:span text:style-name="T35"> “</text:span><text:a xlink:type="simple" xlink:href="mailto:jojo@gmail.com" text:style-name="Internet_20_link" text:visited-style-name="Visited_20_Internet_20_Link"><text:span text:style-name="T35">jojo@gmail.com</text:span></text:a><text:span text:style-name="T35">” no campo de entrada denominado “Email:”.</text:span></text:p>
      <text:p text:style-name="P54"><text:span text:style-name="T35">3</text:span><text:span text:style-name="T34">º – </text:span><text:span text:style-name="T35">Inserir o </text:span><text:span text:style-name="T38">valor</text:span><text:span text:style-name="T35"> “1234AS”no campo de entrada denominado “Senha:”.</text:span></text:p>
      <text:p text:style-name="P71"><text:span text:style-name="T58">4</text:span>º – Selecionar a opção “<text:span text:style-name="T57">3-</text:span>MEU PERFIL”.</text:p>
      <text:p text:style-name="P135"><text:span text:style-name="T18">5</text:span><text:span text:style-name="T8">º – </text:span><text:span text:style-name="T4">Selecionar a opção “</text:span><text:span text:style-name="T11">2-ALTERAR DAD</text:span><text:span text:style-name="T4">OS.”.</text:span></text:p>
      <text:p text:style-name="P75"><text:span text:style-name="T58">6</text:span>º – Inserir o <text:span text:style-name="T50">valor</text:span> “<text:span text:style-name="T58">Juca</text:span>” no campo <text:span text:style-name="T31">de entrada denominado</text:span> “Nome:”.</text:p>
      <text:p text:style-name="P75"><text:span text:style-name="T58">7</text:span>º – Inserir o <text:span text:style-name="T50">valor</text:span> “<text:span text:style-name="T31">55-61-989224002” no campo de entrada denominado “Telefone:”.</text:span></text:p>
      <text:p text:style-name="P75"><text:span text:style-name="T58">8º – Inserir o valor “</text:span><text:a xlink:type="simple" xlink:href="mailto:jojo@gmail.com" text:style-name="Internet_20_link" text:visited-style-name="Visited_20_Internet_20_Link"><text:span text:style-name="T58">jaja@gmail.com</text:span></text:a><text:span text:style-name="T58">” no campo de entrada denominado “Email:”.</text:span></text:p>
      <text:p text:style-name="P72"><text:span text:style-name="T58">9</text:span>º – Inserir <text:span text:style-name="T50">o valor</text:span> “AS<text:span text:style-name="T58">123</text:span>” no campo de entrada denominado “Senha:”.</text:p>
      <text:p text:style-name="P67"><text:span text:style-name="T58">10</text:span>º – Inserir o <text:span text:style-name="T50">valor </text:span>“074.442.401-16” no campo de entrada denominado “CPF:”.</text:p>
      <text:p text:style-name="P72"><text:span text:style-name="T58">11</text:span>º – Inserir o <text:span text:style-name="T50">valor</text:span> “123” no campo de entrada denominado “Código do Banco:”.</text:p>
      <text:p text:style-name="P72"><text:span text:style-name="T58">12</text:span>º – Inserir o <text:span text:style-name="T50">valor</text:span> “1234-4” no campo de entrada denominado “Número de Agência:”.</text:p>
      <text:p text:style-name="P72"><text:span text:style-name="T58">13</text:span>º – Inserir o <text:span text:style-name="T50">valor</text:span> “123456-6” no campo de entrada denominado “Número de Conta:”.</text:p>
      <text:p text:style-name="P137"><text:span text:style-name="T4">1</text:span><text:span text:style-name="T18">4</text:span><text:span text:style-name="T4">º – Inserir o </text:span><text:span text:style-name="T12">valor</text:span><text:span text:style-name="T4"> “</text:span><text:span text:style-name="T13">0</text:span><text:span text:style-name="T4">” no campo de entrada denominado “Deseja cadastra uma segunda conta bancaria? Digite 1 para confirmar 0 para cancelar:”.</text:span></text:p>
      <text:p text:style-name="P138"><text:span text:style-name="T4">1</text:span><text:span text:style-name="T2">5º – Executar o teste CT003 e verificar se os dados foram alterados.</text:span></text:p>
      <text:p text:style-name="P135"><text:span text:style-name="T4">1</text:span><text:span text:style-name="T18">6</text:span><text:span text:style-name="T8">º – V</text:span><text:span text:style-name="T12">oltar a tela inicial.</text:span></text:p>
      <text:p text:style-name="P66"/>
      <text:p text:style-name="P96">Resultado:</text:p>
      <text:p text:style-name="P25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6" text:outline-level="1"/>
      <text:p text:style-name="P99"/>
      <text:h text:style-name="P46" text:outline-level="1"/>
      <text:p text:style-name="P99"/>
      <text:h text:style-name="P41" text:outline-level="1"><text:soft-page-break/><text:span text:style-name="T58">T</text:span>este 1<text:span text:style-name="T58">0</text:span> – CT01<text:span text:style-name="T58">0</text:span></text:h>
      <text:p text:style-name="P116">Teste de exclusão de conta.</text:p>
      <text:p text:style-name="P92">Objetivo: excluir a conta do usuário.</text:p>
      <text:p text:style-name="P125"/>
      <text:p text:style-name="P112">Pré-requisito:</text:p>
      <text:p text:style-name="P61">-Ter executado o teste CT001.</text:p>
      <text:p text:style-name="P61"/>
      <text:p text:style-name="P103">Passos:</text:p>
      <text:p text:style-name="P137"><text:span text:style-name="T3">1º – Selecionar a opção “E</text:span><text:span text:style-name="T6">NTRAR:</text:span><text:span text:style-name="T3">”.</text:span></text:p>
      <text:p text:style-name="P55">2º – <text:span text:style-name="T35">Inserir o </text:span><text:span text:style-name="T38">valor</text:span><text:span text:style-name="T35"> “</text:span><text:span text:style-name="T34">jaja@gmail.</text:span><text:span text:style-name="T35">co</text:span><text:span text:style-name="T37">m”</text:span><text:span text:style-name="T35"> no campo de entrada denominado “Email:”.</text:span></text:p>
      <text:p text:style-name="P55"><text:span text:style-name="T35">3</text:span><text:span text:style-name="T34">º – </text:span><text:span text:style-name="T35">Inserir o </text:span><text:span text:style-name="T38">valor</text:span><text:span text:style-name="T35"> “AS</text:span><text:span text:style-name="T42">123</text:span><text:span text:style-name="T35">” no campo de entrada denominado “Senha:”.</text:span></text:p>
      <text:p text:style-name="P72"><text:span text:style-name="T58">4</text:span>º – Selecionar a opção “<text:span text:style-name="T58">3-</text:span>MEU PERFIL”.</text:p>
      <text:p text:style-name="P137"><text:span text:style-name="T18">5</text:span><text:span text:style-name="T8">º – </text:span><text:span text:style-name="T4">Selecionar a opção “</text:span><text:span text:style-name="T18">3-</text:span><text:span text:style-name="T11">EXCLUIR CONTA</text:span><text:span text:style-name="T4">”..</text:span></text:p>
      <text:p text:style-name="P61"><text:span text:style-name="T58">6</text:span>º – <text:span text:style-name="T31">Inserir o valor “AS123” no campo de entrada denominado “Senha:”.</text:span></text:p>
      <text:p text:style-name="P137"><text:span text:style-name="T18">7</text:span><text:span text:style-name="T8">º – </text:span><text:span text:style-name="T18">Finalizar o sistema</text:span><text:span text:style-name="T12">.</text:span></text:p>
      <text:p text:style-name="P67"/>
      <text:p text:style-name="P97">Resultado:</text:p>
      <text:p text:style-name="P99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7" text:outline-level="1"/>
      <text:p text:style-name="P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0T17:29:55.028000000</meta:creation-date>
    <dc:date>2019-11-13T17:47:27.999000000</dc:date>
    <meta:editing-duration>PT25M18S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10" meta:paragraph-count="194" meta:word-count="1480" meta:character-count="9506" meta:non-whitespace-character-count="8100"/>
  </office:meta>
</office:document-meta>
</file>